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3.4055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4.0307in"/>
    </style:style>
    <style:style style:name="co5" style:family="table-column">
      <style:table-column-properties fo:break-before="auto" style:column-width="1.3071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0.7457in"/>
    </style:style>
    <style:style style:name="co8" style:family="table-column">
      <style:table-column-properties fo:break-before="auto" style:column-width="0.8835in"/>
    </style:style>
    <style:style style:name="co9" style:family="table-column">
      <style:table-column-properties fo:break-before="auto" style:column-width="2.1508in"/>
    </style:style>
    <style:style style:name="co10" style:family="table-column">
      <style:table-column-properties fo:break-before="auto" style:column-width="0.778in"/>
    </style:style>
    <style:style style:name="co11" style:family="table-column">
      <style:table-column-properties fo:break-before="auto" style:column-width="0.8626in"/>
    </style:style>
    <style:style style:name="co12" style:family="table-column">
      <style:table-column-properties fo:break-before="auto" style:column-width="0.6075in"/>
    </style:style>
    <style:style style:name="co13" style:family="table-column">
      <style:table-column-properties fo:break-before="auto" style:column-width="2.2291in"/>
    </style:style>
    <style:style style:name="co14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transparent"/>
      <style:text-properties style:font-name="Liberation Sans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99ccff"/>
      <style:text-properties style:font-name="Liberation Sans" fo:font-size="10pt" style:font-size-asian="10pt" style:font-size-complex="10pt"/>
    </style:style>
    <style:style style:name="ce10" style:family="table-cell" style:parent-style-name="Default"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0"/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99ccff"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0">
      <style:table-cell-properties fo:background-color="#99ccff" style:text-align-source="fix" style:repeat-content="false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99ccff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32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99cc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41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2" style:family="table-cell" style:parent-style-name="Default" style:data-style-name="N5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3" style:family="table-cell" style:parent-style-name="Default" style:data-style-name="N5104">
      <style:table-cell-properties fo:background-color="#99ccff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4" style:family="table-cell" style:parent-style-name="Default" style:data-style-name="N5104">
      <style:table-cell-properties fo:background-color="#94bd5e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5" style:family="table-cell" style:parent-style-name="Default" style:data-style-name="N0">
      <style:table-cell-properties fo:background-color="#94bd5e"/>
      <style:text-properties style:font-name="Liberation Sans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4"/>
        <table:table-column table:style-name="co2" table:default-cell-style-name="ce11"/>
        <table:table-column table:style-name="co3" table:default-cell-style-name="ce4"/>
        <table:table-column table:style-name="co4" table:default-cell-style-name="ce4"/>
        <table:table-column table:style-name="co5" table:default-cell-style-name="ce23"/>
        <table:table-column table:style-name="co6" table:default-cell-style-name="ce4"/>
        <table:table-column table:style-name="co7" table:default-cell-style-name="ce4"/>
        <table:table-column table:style-name="co8" table:default-cell-style-name="ce28"/>
        <table:table-column table:style-name="co9" table:default-cell-style-name="ce40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11"/>
        <table:table-column table:style-name="co14" table:number-columns-repeated="1011" table:default-cell-style-name="ce11"/>
        <table:table-row table:style-name="ro1">
          <table:table-cell table:style-name="ce1" office:value-type="string">
            <text:p>QTY</text:p>
          </table:table-cell>
          <table:table-cell table:style-name="ce5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On Hand</text:p>
          </table:table-cell>
          <table:table-cell table:style-name="ce1" office:value-type="string">
            <text:p>To Order</text:p>
          </table:table-cell>
          <table:table-cell table:style-name="ce5" office:value-type="string">
            <text:p>CTM QTY</text:p>
          </table:table-cell>
          <table:table-cell table:style-name="ce29" office:value-type="string">
            <text:p>Digikey P/N</text:p>
          </table:table-cell>
          <table:table-cell table:style-name="ce5" office:value-type="string">
            <text:p>Each</text:p>
          </table:table-cell>
          <table:table-cell table:style-name="ce5" office:value-type="string">
            <text:p>Order AMT</text:p>
          </table:table-cell>
          <table:table-cell table:style-name="ce5" office:value-type="string">
            <text:p>CTM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Capacitor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27"/>
          <table:table-cell table:style-name="ce24" table:number-columns-repeated="3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C47,48</text:p>
          </table:table-cell>
          <table:table-cell table:style-name="ce3" office:value-type="string">
            <text:p>10uF</text:p>
          </table:table-cell>
          <table:table-cell table:style-name="ce2" office:value-type="string">
            <text:p>TANTALUM 10UF 35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30" office:value-type="string">
            <text:p><text:a xlink:href="http://search.digikey.com/us/en/products/TAP106K035CCS/478-4171-ND/1212726">478-4171-ND</text:a></text:p>
          </table:table-cell>
          <table:table-cell table:style-name="ce41" office:value-type="currency" office:currency="USD" office:value="1.39">
            <text:p>$1.39</text:p>
          </table:table-cell>
          <table:table-cell table:style-name="ce42" table:formula="of:=([.G3]*[.J3])" office:value-type="currency" office:currency="USD" office:value="5.56">
            <text:p>$5.56</text:p>
          </table:table-cell>
          <table:table-cell table:style-name="ce42" table:formula="of:=([.A3]*[.J3])" office:value-type="currency" office:currency="USD" office:value="2.78">
            <text:p>$2.78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7" office:value-type="string">
            <text:p>C1,2,3,4,5,8,20,27,37,38,44</text:p>
          </table:table-cell>
          <table:table-cell table:style-name="ce3" office:value-type="string">
            <text:p>0.22uF</text:p>
          </table:table-cell>
          <table:table-cell table:style-name="ce16" office:value-type="string">
            <text:p>CERAMIC 0.22UF 50V 10% RADIAL,X7R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24" office:value-type="float" office:value="11">
            <text:p>11</text:p>
          </table:table-cell>
          <table:table-cell table:style-name="ce30" office:value-type="string">
            <text:p><text:a xlink:href="http://search.digikey.com/us/en/products/C322C224K5R5TA/399-4353-ND/818129">399-4353-ND</text:a></text:p>
          </table:table-cell>
          <table:table-cell table:style-name="ce42" office:value-type="currency" office:currency="USD" office:value="0.65">
            <text:p>$0.65</text:p>
          </table:table-cell>
          <table:table-cell table:style-name="ce42" table:formula="of:=([.G4]*[.J4])" office:value-type="currency" office:currency="USD" office:value="7.15">
            <text:p>$7.15</text:p>
          </table:table-cell>
          <table:table-cell table:style-name="ce42" table:formula="of:=([.A4]*[.J4])" office:value-type="currency" office:currency="USD" office:value="7.15">
            <text:p>$7.15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6" office:value-type="string">
            <text:p>C6,14,15,16,17,22,26,28,29,32,33,34,35,39,41</text:p>
          </table:table-cell>
          <table:table-cell table:style-name="ce3" office:value-type="string">
            <text:p>0.1uF / 100nF</text:p>
          </table:table-cell>
          <table:table-cell table:style-name="ce2" office:value-type="string">
            <text:p>CERAMIC 0.1U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5">
            <text:p>15</text:p>
          </table:table-cell>
          <table:table-cell table:style-name="ce24" office:value-type="float" office:value="15">
            <text:p>15</text:p>
          </table:table-cell>
          <table:table-cell table:style-name="ce31" office:value-type="string">
            <text:p><text:a xlink:href="http://search.digikey.com/us/en/products/C322C104M1U5TA/399-4330-ND/818106">399-4330-ND</text:a></text:p>
          </table:table-cell>
          <table:table-cell table:style-name="ce42" office:value-type="currency" office:currency="USD" office:value="0.31">
            <text:p>$0.31</text:p>
          </table:table-cell>
          <table:table-cell table:style-name="ce42" table:formula="of:=([.G5]*[.J5])" office:value-type="currency" office:currency="USD" office:value="4.65">
            <text:p>$4.65</text:p>
          </table:table-cell>
          <table:table-cell table:style-name="ce42" table:formula="of:=([.A5]*[.J5])" office:value-type="currency" office:currency="USD" office:value="4.65">
            <text:p>$4.65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7</text:p>
          </table:table-cell>
          <table:table-cell table:style-name="ce3" office:value-type="string">
            <text:p>6.8nF</text:p>
          </table:table-cell>
          <table:table-cell table:style-name="ce2" office:value-type="string">
            <text:p>CERAMIC 0.068UF 50V 5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FK20C0G1H683J/445-4755-ND/2050104">445-4755-ND</text:a></text:p>
          </table:table-cell>
          <table:table-cell table:style-name="ce42" office:value-type="currency" office:currency="USD" office:value="1.52">
            <text:p>$1.52</text:p>
          </table:table-cell>
          <table:table-cell table:style-name="ce42" table:formula="of:=([.G6]*[.J6])" office:value-type="currency" office:currency="USD" office:value="0">
            <text:p>$0.00</text:p>
          </table:table-cell>
          <table:table-cell table:style-name="ce42" table:formula="of:=([.A6]*[.J6])" office:value-type="currency" office:currency="USD" office:value="1.52">
            <text:p>$1.52</text:p>
          </table:table-cell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C9</text:p>
          </table:table-cell>
          <table:table-cell table:style-name="ce3" office:value-type="string">
            <text:p>680pF</text:p>
          </table:table-cell>
          <table:table-cell table:style-name="ce2" office:value-type="string">
            <text:p>CERAMIC 680PF 100V 5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1" office:value-type="string">
            <text:p><text:a xlink:href="http://search.digikey.com/us/en/products/RPE5C2A681J2P1B03B/490-3664-ND/946300">490-3664-ND</text:a></text:p>
          </table:table-cell>
          <table:table-cell table:style-name="ce42" office:value-type="currency" office:currency="USD" office:value="0.46">
            <text:p>$0.46</text:p>
          </table:table-cell>
          <table:table-cell table:style-name="ce42" table:formula="of:=([.G7]*[.J7])" office:value-type="currency" office:currency="USD" office:value="0">
            <text:p>$0.00</text:p>
          </table:table-cell>
          <table:table-cell table:style-name="ce42" table:formula="of:=([.A7]*[.J7])" office:value-type="currency" office:currency="USD" office:value="0.46">
            <text:p>$0.46</text:p>
          </table:table-cell>
          <table:table-cell table:style-name="ce6" table:number-columns-repeated="3"/>
          <table:table-cell table:number-columns-repeated="1009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6" office:value-type="string">
            <text:p>C10,11</text:p>
          </table:table-cell>
          <table:table-cell table:style-name="ce3" office:value-type="string">
            <text:p>22pF</text:p>
          </table:table-cell>
          <table:table-cell table:style-name="ce2" office:value-type="string">
            <text:p>CERAMIC 22PF 100V 5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30" office:value-type="string">
            <text:p><text:a xlink:href="http://search.digikey.com/us/en/products/RPE5C2A220J2P1Z03B/490-3639-ND/946275">490-3639-ND</text:a></text:p>
          </table:table-cell>
          <table:table-cell table:style-name="ce42" office:value-type="currency" office:currency="USD" office:value="0.49">
            <text:p>$0.49</text:p>
          </table:table-cell>
          <table:table-cell table:style-name="ce42" table:formula="of:=([.G8]*[.J8])" office:value-type="currency" office:currency="USD" office:value="0">
            <text:p>$0.00</text:p>
          </table:table-cell>
          <table:table-cell table:style-name="ce42" table:formula="of:=([.A8]*[.J8])" office:value-type="currency" office:currency="USD" office:value="0.98">
            <text:p>$0.98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C12,13</text:p>
          </table:table-cell>
          <table:table-cell table:style-name="ce3" office:value-type="string">
            <text:p>10uF</text:p>
          </table:table-cell>
          <table:table-cell table:style-name="ce2" office:value-type="string">
            <text:p>TANTALUM 10UF 35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30" office:value-type="string">
            <text:p><text:a xlink:href="http://search.digikey.com/us/en/products/TAP106K035CCS/478-4171-ND/1212726">478-4171-ND</text:a></text:p>
          </table:table-cell>
          <table:table-cell table:style-name="ce42" office:value-type="currency" office:currency="USD" office:value="1.39">
            <text:p>$1.39</text:p>
          </table:table-cell>
          <table:table-cell table:style-name="ce42" table:formula="of:=([.G9]*[.J9])" office:value-type="currency" office:currency="USD" office:value="2.78">
            <text:p>$2.78</text:p>
          </table:table-cell>
          <table:table-cell table:style-name="ce42" table:formula="of:=([.A9]*[.J9])" office:value-type="currency" office:currency="USD" office:value="2.78">
            <text:p>$2.78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18</text:p>
          </table:table-cell>
          <table:table-cell table:style-name="ce3" office:value-type="string">
            <text:p>47uF</text:p>
          </table:table-cell>
          <table:table-cell table:style-name="ce2" office:value-type="string">
            <text:p>TANTALUM 47UF 16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TAP476K016SCS/478-1911-ND/564014">478-1911-ND</text:a></text:p>
          </table:table-cell>
          <table:table-cell table:style-name="ce42" office:value-type="currency" office:currency="USD" office:value="2.67">
            <text:p>$2.67</text:p>
          </table:table-cell>
          <table:table-cell table:style-name="ce42" table:formula="of:=([.G10]*[.J10])" office:value-type="currency" office:currency="USD" office:value="2.67">
            <text:p>$2.67</text:p>
          </table:table-cell>
          <table:table-cell table:style-name="ce42" table:formula="of:=([.A10]*[.J10])" office:value-type="currency" office:currency="USD" office:value="2.67">
            <text:p>$2.67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19</text:p>
          </table:table-cell>
          <table:table-cell table:style-name="ce3" office:value-type="string">
            <text:p>22uF</text:p>
          </table:table-cell>
          <table:table-cell table:style-name="ce2" office:value-type="string">
            <text:p>TANTALUM 22UF 16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TAP226K016CCS/478-4174-ND/1212729">478-4174-ND</text:a></text:p>
          </table:table-cell>
          <table:table-cell table:style-name="ce42" office:value-type="currency" office:currency="USD" office:value="0.79">
            <text:p>$0.79</text:p>
          </table:table-cell>
          <table:table-cell table:style-name="ce42" table:formula="of:=([.G11]*[.J11])" office:value-type="currency" office:currency="USD" office:value="1.58">
            <text:p>$1.58</text:p>
          </table:table-cell>
          <table:table-cell table:style-name="ce42" table:formula="of:=([.A11]*[.J11])" office:value-type="currency" office:currency="USD" office:value="0.79">
            <text:p>$0.79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21</text:p>
          </table:table-cell>
          <table:table-cell table:style-name="ce3" office:value-type="string">
            <text:p>0.33uF</text:p>
          </table:table-cell>
          <table:table-cell table:style-name="ce16" office:value-type="string">
            <text:p>CERAMIC 0.33U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1" office:value-type="string">
            <text:p><text:a xlink:href="http://search.digikey.com/us/en/products/C330C334K5R5TA/399-4408-ND/818184">399-4408-ND</text:a></text:p>
          </table:table-cell>
          <table:table-cell table:style-name="ce42" office:value-type="currency" office:currency="USD" office:value="0.83">
            <text:p>$0.83</text:p>
          </table:table-cell>
          <table:table-cell table:style-name="ce42" table:formula="of:=([.G12]*[.J12])" office:value-type="currency" office:currency="USD" office:value="0.83">
            <text:p>$0.83</text:p>
          </table:table-cell>
          <table:table-cell table:style-name="ce42" table:formula="of:=([.A12]*[.J12])" office:value-type="currency" office:currency="USD" office:value="0.83">
            <text:p>$0.83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23</text:p>
          </table:table-cell>
          <table:table-cell table:style-name="ce3" office:value-type="string">
            <text:p>0.01uF</text:p>
          </table:table-cell>
          <table:table-cell table:style-name="ce16" office:value-type="string">
            <text:p>CERAMIC 0.01U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1" office:value-type="string">
            <text:p><text:a xlink:href="http://search.digikey.com/us/en/products/C322C103K5R5TA/399-4326-ND/818102">399-4326-ND</text:a></text:p>
          </table:table-cell>
          <table:table-cell table:style-name="ce42" office:value-type="currency" office:currency="USD" office:value="0.32">
            <text:p>$0.32</text:p>
          </table:table-cell>
          <table:table-cell table:style-name="ce42" table:formula="of:=([.G13]*[.J13])" office:value-type="currency" office:currency="USD" office:value="0">
            <text:p>$0.00</text:p>
          </table:table-cell>
          <table:table-cell table:style-name="ce42" table:formula="of:=([.A13]*[.J13])" office:value-type="currency" office:currency="USD" office:value="0.32">
            <text:p>$0.32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C24,25</text:p>
          </table:table-cell>
          <table:table-cell table:style-name="ce3" office:value-type="string">
            <text:p>1nF</text:p>
          </table:table-cell>
          <table:table-cell table:style-name="ce2" office:value-type="string">
            <text:p>CERAMIC 1000PF 10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30" office:value-type="string">
            <text:p><text:a xlink:href="http://search.digikey.com/us/en/products/C317C102K1R5TA/399-4202-ND/817978">399-4202-ND</text:a></text:p>
          </table:table-cell>
          <table:table-cell table:style-name="ce42" office:value-type="currency" office:currency="USD" office:value="0.32">
            <text:p>$0.32</text:p>
          </table:table-cell>
          <table:table-cell table:style-name="ce42" table:formula="of:=([.G14]*[.J14])" office:value-type="currency" office:currency="USD" office:value="1.28">
            <text:p>$1.28</text:p>
          </table:table-cell>
          <table:table-cell table:style-name="ce42" table:formula="of:=([.A14]*[.J14])" office:value-type="currency" office:currency="USD" office:value="0.64">
            <text:p>$0.6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office:value-type="string">
            <text:p>C30,31,36,43</text:p>
          </table:table-cell>
          <table:table-cell table:style-name="ce3" office:value-type="string">
            <text:p>1uF</text:p>
          </table:table-cell>
          <table:table-cell table:style-name="ce2" office:value-type="string">
            <text:p>CERAMIC 1U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30" office:value-type="string">
            <text:p><text:a xlink:href="http://search.digikey.com/us/en/products/C330C105K5R5TA/399-4389-ND/818165">399-4389-ND</text:a></text:p>
          </table:table-cell>
          <table:table-cell table:style-name="ce42" office:value-type="currency" office:currency="USD" office:value="1.12">
            <text:p>$1.12</text:p>
          </table:table-cell>
          <table:table-cell table:style-name="ce42" table:formula="of:=([.G15]*[.J15])" office:value-type="currency" office:currency="USD" office:value="4.48">
            <text:p>$4.48</text:p>
          </table:table-cell>
          <table:table-cell table:style-name="ce42" table:formula="of:=([.A15]*[.J15])" office:value-type="currency" office:currency="USD" office:value="4.48">
            <text:p>$4.48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40</text:p>
          </table:table-cell>
          <table:table-cell table:style-name="ce3" office:value-type="string">
            <text:p>4.7uF</text:p>
          </table:table-cell>
          <table:table-cell table:style-name="ce2" office:value-type="string">
            <text:p>TANTALUM 4.7UF 10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TAP475K010SCS/478-1903-ND/564006">478-1903-ND</text:a></text:p>
          </table:table-cell>
          <table:table-cell table:style-name="ce42" office:value-type="currency" office:currency="USD" office:value="0.5">
            <text:p>$0.50</text:p>
          </table:table-cell>
          <table:table-cell table:style-name="ce42" table:formula="of:=([.G16]*[.J16])" office:value-type="currency" office:currency="USD" office:value="0.5">
            <text:p>$0.50</text:p>
          </table:table-cell>
          <table:table-cell table:style-name="ce42" table:formula="of:=([.A16]*[.J16])" office:value-type="currency" office:currency="USD" office:value="0.5">
            <text:p>$0.5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42</text:p>
          </table:table-cell>
          <table:table-cell table:style-name="ce3" office:value-type="string">
            <text:p>10nF</text:p>
          </table:table-cell>
          <table:table-cell table:style-name="ce2" office:value-type="string">
            <text:p>CERAMIC 10000P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C322C103K5R5TA/399-4326-ND/818102">399-4326-ND</text:a></text:p>
          </table:table-cell>
          <table:table-cell table:style-name="ce42" office:value-type="currency" office:currency="USD" office:value="0.32">
            <text:p>$0.32</text:p>
          </table:table-cell>
          <table:table-cell table:style-name="ce42" table:formula="of:=([.G17]*[.J17])" office:value-type="currency" office:currency="USD" office:value="0.32">
            <text:p>$0.32</text:p>
          </table:table-cell>
          <table:table-cell table:style-name="ce42" table:formula="of:=([.A17]*[.J17])" office:value-type="currency" office:currency="USD" office:value="0.32">
            <text:p>$0.32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42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Diodes/LED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42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D1 (CEL)</text:p>
          </table:table-cell>
          <table:table-cell table:style-name="ce3" office:value-type="string">
            <text:p>LED-Yellow</text:p>
          </table:table-cell>
          <table:table-cell table:style-name="ce16" office:value-type="string">
            <text:p>LED SS 3MM 588NM YELLOW DIFF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WP132XYD/754-1212-ND/1747611">754-1212-ND</text:a></text:p>
          </table:table-cell>
          <table:table-cell table:style-name="ce42" office:value-type="currency" office:currency="USD" office:value="0.11">
            <text:p>$0.11</text:p>
          </table:table-cell>
          <table:table-cell table:style-name="ce42" table:formula="of:=([.G20]*[.J20])" office:value-type="currency" office:currency="USD" office:value="0.55">
            <text:p>$0.55</text:p>
          </table:table-cell>
          <table:table-cell table:style-name="ce42" table:formula="of:=([.A20]*[.J20])" office:value-type="currency" office:currency="USD" office:value="0.11">
            <text:p>$0.11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D2,3</text:p>
          </table:table-cell>
          <table:table-cell table:style-name="ce3" office:value-type="string">
            <text:p>1N5919BG</text:p>
          </table:table-cell>
          <table:table-cell table:style-name="ce3" office:value-type="string">
            <text:p>DIODE ZENER 5.6V 3W DO-41</text:p>
          </table:table-cell>
          <table:table-cell table:style-name="ce19" office:value-type="string">
            <text:p>DO-4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30" office:value-type="string">
            <text:p><text:a xlink:href="http://search.digikey.com/us/en/products/1N5919BG/1N5919BGOS-ND/1474237">1N5919BGOS-ND</text:a></text:p>
          </table:table-cell>
          <table:table-cell table:style-name="ce42" office:value-type="currency" office:currency="USD" office:value="0.46">
            <text:p>$0.46</text:p>
          </table:table-cell>
          <table:table-cell table:style-name="ce42" table:formula="of:=([.G21]*[.J21])" office:value-type="currency" office:currency="USD" office:value="2.3">
            <text:p>$2.30</text:p>
          </table:table-cell>
          <table:table-cell table:style-name="ce42" table:formula="of:=([.A21]*[.J21])" office:value-type="currency" office:currency="USD" office:value="0.92">
            <text:p>$0.92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office:value-type="string">
            <text:p>D4,5,33,34</text:p>
          </table:table-cell>
          <table:table-cell table:style-name="ce3" office:value-type="string">
            <text:p>LED-Green</text:p>
          </table:table-cell>
          <table:table-cell table:style-name="ce3" office:value-type="string">
            <text:p>LED SS 3MM 568NM GREEN DIFF</text:p>
          </table:table-cell>
          <table:table-cell table:style-name="ce19"/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31" office:value-type="string">
            <text:p><text:a xlink:href="http://search.digikey.com/us/en/products/WP132XGD/754-1210-ND/1747609">754-1210-ND</text:a></text:p>
          </table:table-cell>
          <table:table-cell table:style-name="ce42" office:value-type="currency" office:currency="USD" office:value="0.1">
            <text:p>$0.10</text:p>
          </table:table-cell>
          <table:table-cell table:style-name="ce42" table:formula="of:=([.G22]*[.J22])" office:value-type="currency" office:currency="USD" office:value="0.4">
            <text:p>$0.40</text:p>
          </table:table-cell>
          <table:table-cell table:style-name="ce42" table:formula="of:=([.A22]*[.J22])" office:value-type="currency" office:currency="USD" office:value="0.4">
            <text:p>$0.4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6" office:value-type="string">
            <text:p>D6,7,8,9,10,11,12,13,14,15,16,17</text:p>
          </table:table-cell>
          <table:table-cell table:style-name="ce3" office:value-type="string">
            <text:p>1N5818-TP</text:p>
          </table:table-cell>
          <table:table-cell table:style-name="ce3" office:value-type="string">
            <text:p>DIODE SCHOTTKY 1A 30V DO41</text:p>
          </table:table-cell>
          <table:table-cell table:style-name="ce19" office:value-type="string">
            <text:p>DO-4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24" office:value-type="float" office:value="12">
            <text:p>12</text:p>
          </table:table-cell>
          <table:table-cell table:style-name="ce30" office:value-type="string">
            <text:p><text:a xlink:href="http://search.digikey.com/us/en/products/1N5818-TP/1N5818-TPCT-ND/950587">1N5818-TPCT-ND</text:a></text:p>
          </table:table-cell>
          <table:table-cell table:style-name="ce42" office:value-type="currency" office:currency="USD" office:value="0.42">
            <text:p>$0.42</text:p>
          </table:table-cell>
          <table:table-cell table:style-name="ce42" table:formula="of:=([.G23]*[.J23])" office:value-type="currency" office:currency="USD" office:value="6.72">
            <text:p>$6.72</text:p>
          </table:table-cell>
          <table:table-cell table:style-name="ce42" table:formula="of:=([.A23]*[.J23])" office:value-type="currency" office:currency="USD" office:value="5.04">
            <text:p>$5.0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6" office:value-type="string">
            <text:p>D18,19,20,21,22,23,30</text:p>
          </table:table-cell>
          <table:table-cell table:style-name="ce3" office:value-type="string">
            <text:p>LED-Red</text:p>
          </table:table-cell>
          <table:table-cell table:style-name="ce3" office:value-type="string">
            <text:p>LED SS 3MM 625NM RED DIFF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24" office:value-type="float" office:value="7">
            <text:p>7</text:p>
          </table:table-cell>
          <table:table-cell table:style-name="ce31" office:value-type="string">
            <text:p><text:a xlink:href="http://search.digikey.com/us/en/products/WP132XID/754-1211-ND/1747610">754-1211-ND</text:a></text:p>
          </table:table-cell>
          <table:table-cell table:style-name="ce42" office:value-type="currency" office:currency="USD" office:value="0.11">
            <text:p>$0.11</text:p>
          </table:table-cell>
          <table:table-cell table:style-name="ce42" table:formula="of:=([.G24]*[.J24])" office:value-type="currency" office:currency="USD" office:value="1.1">
            <text:p>$1.10</text:p>
          </table:table-cell>
          <table:table-cell table:style-name="ce42" table:formula="of:=([.A24]*[.J24])" office:value-type="currency" office:currency="USD" office:value="0.77">
            <text:p>$0.77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6" office:value-type="string">
            <text:p>D24,25,26,27,28,29,31</text:p>
          </table:table-cell>
          <table:table-cell table:style-name="ce3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19" office:value-type="string">
            <text:p>DO-3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30" office:value-type="string">
            <text:p><text:a xlink:href="http://search.digikey.com/us/en/products/1N4148TA/1N4148TACT-ND/1532747">1N4148TACT-ND</text:a></text:p>
          </table:table-cell>
          <table:table-cell table:style-name="ce42" office:value-type="currency" office:currency="USD" office:value="0.14">
            <text:p>$0.14</text:p>
          </table:table-cell>
          <table:table-cell table:style-name="ce42" table:formula="of:=([.G25]*[.J25])" office:value-type="currency" office:currency="USD" office:value="0">
            <text:p>$0.00</text:p>
          </table:table-cell>
          <table:table-cell table:style-name="ce42" table:formula="of:=([.A25]*[.J25])" office:value-type="currency" office:currency="USD" office:value="0.98">
            <text:p>$0.98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42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Connectors/Jack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42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J1</text:p>
          </table:table-cell>
          <table:table-cell table:style-name="ce3" office:value-type="string">
            <text:p>USB_B</text:p>
          </table:table-cell>
          <table:table-cell table:style-name="ce3"/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1" office:value-type="string">
            <text:p><text:a xlink:href="http://search.digikey.com/us/en/products/67068-8000/WM17113-ND/773801">WM17113-ND</text:a></text:p>
          </table:table-cell>
          <table:table-cell table:style-name="ce42" office:value-type="currency" office:currency="USD" office:value="1.79">
            <text:p>$1.79</text:p>
          </table:table-cell>
          <table:table-cell table:style-name="ce42" table:formula="of:=([.G28]*[.J28])" office:value-type="currency" office:currency="USD" office:value="0">
            <text:p>$0.00</text:p>
          </table:table-cell>
          <table:table-cell table:style-name="ce42" table:formula="of:=([.A28]*[.J28])" office:value-type="currency" office:currency="USD" office:value="1.79">
            <text:p>$1.79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J2</text:p>
          </table:table-cell>
          <table:table-cell table:style-name="ce3" office:value-type="string">
            <text:p>TE Connectivity Header</text:p>
          </table:table-cell>
          <table:table-cell table:style-name="ce12" office:value-type="string">
            <text:p>Automotive Connectors 35 POS AMP SEAL PLUG</text:p>
          </table:table-cell>
          <table:table-cell table:style-name="ce19" office:value-type="string">
            <text:p>Awaiting Sampl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2" office:value-type="string">
            <text:p><text:a xlink:href="http://www.mouser.com/ProductDetail/TE-Connectivity/776164-2/?qs=sGAEpiMZZMvlX3nhDDO4AKvMR4g8NQ8piH8vJ%252bCR4MQ%3D">776164-2</text:a></text:p>
          </table:table-cell>
          <table:table-cell table:style-name="ce42" office:value-type="currency" office:currency="USD" office:value="8.73">
            <text:p>$8.73</text:p>
          </table:table-cell>
          <table:table-cell table:style-name="ce42" table:formula="of:=([.G29]*[.J29])" office:value-type="currency" office:currency="USD" office:value="0">
            <text:p>$0.00</text:p>
          </table:table-cell>
          <table:table-cell table:style-name="ce42" table:formula="of:=([.A29]*[.J29])" office:value-type="currency" office:currency="USD" office:value="0">
            <text:p>$0.0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PLUG</text:p>
          </table:table-cell>
          <table:table-cell table:style-name="ce3" office:value-type="string">
            <text:p>TE Connectivity Plug</text:p>
          </table:table-cell>
          <table:table-cell table:style-name="ce12" office:value-type="string">
            <text:p>Automotive Connectors 35P AMPSEAL HDR ASSM NAT </text:p>
          </table:table-cell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3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42" office:value-type="currency" office:currency="USD" office:value="11.46">
            <text:p>$11.46</text:p>
          </table:table-cell>
          <table:table-cell table:style-name="ce42" table:formula="of:=([.G30]*[.J30])" office:value-type="currency" office:currency="USD" office:value="0">
            <text:p>$0.00</text:p>
          </table:table-cell>
          <table:table-cell table:style-name="ce42" table:formula="of:=([.A30]*[.J30])" office:value-type="currency" office:currency="USD" office:value="0">
            <text:p>$0.0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42" table:number-columns-repeated="3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Pin Header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42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Load1,P20,21,JP1,JP2</text:p>
          </table:table-cell>
          <table:table-cell table:style-name="ce3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TSW-150-07-L-S/SAM1031-50-ND/1101377">SAM1031-50-ND</text:a></text:p>
          </table:table-cell>
          <table:table-cell table:style-name="ce42" office:value-type="currency" office:currency="USD" office:value="3.11">
            <text:p>$3.11</text:p>
          </table:table-cell>
          <table:table-cell table:style-name="ce42" table:formula="of:=([.G33]*[.J33])" office:value-type="currency" office:currency="USD" office:value="0">
            <text:p>$0.00</text:p>
          </table:table-cell>
          <table:table-cell table:style-name="ce42" table:formula="of:=([.A33]*[.J33])" office:value-type="currency" office:currency="USD" office:value="3.11">
            <text:p>$3.11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BDM 3x2 0.100” Pin Header</text:p>
          </table:table-cell>
          <table:table-cell table:style-name="ce3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TSW-117-07-L-D/TSW-117-07-L-D-ND/2796113">TSW-117-07-L-D-ND</text:a></text:p>
          </table:table-cell>
          <table:table-cell table:style-name="ce42" office:value-type="currency" office:currency="USD" office:value="2.13">
            <text:p>$2.13</text:p>
          </table:table-cell>
          <table:table-cell table:style-name="ce42" table:formula="of:=([.G34]*[.J34])" office:value-type="currency" office:currency="USD" office:value="0">
            <text:p>$0.00</text:p>
          </table:table-cell>
          <table:table-cell table:style-name="ce42" table:formula="of:=([.A34]*[.J34])" office:value-type="currency" office:currency="USD" office:value="2.13">
            <text:p>$2.13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42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MOSFET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42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6" office:value-type="string">
            <text:p>Q1,2,3,4,5,6,7,8,9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20" office:value-type="string">
            <text:p>DPAK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8">
            <text:p>8</text:p>
          </table:table-cell>
          <table:table-cell table:style-name="ce30" office:value-type="string">
            <text:p><text:a xlink:href="http://search.digikey.com/us/en/products/VND7NV04/497-2669-5-ND/603694">497-2669-5-ND</text:a></text:p>
          </table:table-cell>
          <table:table-cell table:style-name="ce42" office:value-type="currency" office:currency="USD" office:value="1.71">
            <text:p>$1.71</text:p>
          </table:table-cell>
          <table:table-cell table:style-name="ce42" table:formula="of:=([.G37]*[.J37])" office:value-type="currency" office:currency="USD" office:value="1.71">
            <text:p>$1.71</text:p>
          </table:table-cell>
          <table:table-cell table:style-name="ce42" table:formula="of:=([.A37]*[.J37])" office:value-type="currency" office:currency="USD" office:value="13.68">
            <text:p>$13.68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Q7,10</text:p>
          </table:table-cell>
          <table:table-cell table:style-name="ce12" office:value-type="string">
            <text:p>VNN7NV0413TR</text:p>
          </table:table-cell>
          <table:table-cell table:style-name="ce16" office:value-type="string">
            <text:p>MOSFET N-CH 40V6A VNN7NV0413TR 60mOhm</text:p>
          </table:table-cell>
          <table:table-cell table:style-name="ce20" office:value-type="string">
            <text:p>SOT-22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34" office:value-type="string">
            <text:p><text:a xlink:href="http://search.digikey.com/us/en/products/VNN7NV0413TR/497-2519-1-ND/603901">497-2519-1-ND</text:a></text:p>
          </table:table-cell>
          <table:table-cell table:style-name="ce42" office:value-type="currency" office:currency="USD" office:value="1.84">
            <text:p>$1.84</text:p>
          </table:table-cell>
          <table:table-cell table:style-name="ce42" table:formula="of:=([.G38]*[.J38])" office:value-type="currency" office:currency="USD" office:value="0">
            <text:p>$0.00</text:p>
          </table:table-cell>
          <table:table-cell table:style-name="ce42" table:formula="of:=([.A38]*[.J38])" office:value-type="currency" office:currency="USD" office:value="3.68">
            <text:p>$3.68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42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Resistor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42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6" office:value-type="string">
            <text:p>R1,2,3,4,5,11,12,16,17,18,19,59,60</text:p>
          </table:table-cell>
          <table:table-cell table:style-name="ce3" office:value-type="string">
            <text:p>10k</text:p>
          </table:table-cell>
          <table:table-cell table:style-name="ce12" office:value-type="string">
            <text:p>RES 10.0K OHM 1/4W 1% METAL FILM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5">
            <text:p>15</text:p>
          </table:table-cell>
          <table:table-cell table:style-name="ce24" office:value-type="float" office:value="15">
            <text:p>15</text:p>
          </table:table-cell>
          <table:table-cell table:style-name="ce35" office:value-type="string">
            <text:p><text:a xlink:href="http://search.digikey.com/us/en/products/MFR-25FBF-10K0/10.0KXBK-ND/13219">10.0KXBK-ND</text:a></text:p>
          </table:table-cell>
          <table:table-cell table:style-name="ce42" office:value-type="currency" office:currency="USD" office:value="0.126">
            <text:p>$0.13</text:p>
          </table:table-cell>
          <table:table-cell table:style-name="ce42" table:formula="of:=([.G41]*[.J41])" office:value-type="currency" office:currency="USD" office:value="1.89">
            <text:p>$1.89</text:p>
          </table:table-cell>
          <table:table-cell table:style-name="ce42" table:formula="of:=([.A41]*[.J41])" office:value-type="currency" office:currency="USD" office:value="1.638">
            <text:p>$1.6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6</text:p>
          </table:table-cell>
          <table:table-cell table:style-name="ce3" office:value-type="string">
            <text:p>3.3k</text:p>
          </table:table-cell>
          <table:table-cell table:style-name="ce16" office:value-type="string">
            <text:p>RES METAL FILM 1/4W 3.3K OHM 1% AXIA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RNMF14FTC3K30/S3.3KCACT-ND/2617498">S3.3KCACT-ND</text:a></text:p>
          </table:table-cell>
          <table:table-cell table:style-name="ce42" office:value-type="currency" office:currency="USD" office:value="0.14">
            <text:p>$0.14</text:p>
          </table:table-cell>
          <table:table-cell table:style-name="ce42" table:formula="of:=([.G42]*[.J42])" office:value-type="currency" office:currency="USD" office:value="0.14">
            <text:p>$0.14</text:p>
          </table:table-cell>
          <table:table-cell table:style-name="ce42" table:formula="of:=([.A42]*[.J42])" office:value-type="currency" office:currency="USD" office:value="0.14">
            <text:p>$0.1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8" office:value-type="string">
            <text:p>R7,13,14,21,22,30,41,42,43,44,45,46,54,64,70,71,74</text:p>
          </table:table-cell>
          <table:table-cell table:style-name="ce3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24" office:value-type="float" office:value="20">
            <text:p>20</text:p>
          </table:table-cell>
          <table:table-cell table:style-name="ce35" office:value-type="string">
            <text:p><text:a xlink:href="http://search.digikey.com/us/en/products/MFR-25FBF-1K00/1.00KXBK-ND/13011">1.00KXBK-ND</text:a></text:p>
          </table:table-cell>
          <table:table-cell table:style-name="ce42" office:value-type="currency" office:currency="USD" office:value="0.126">
            <text:p>$0.13</text:p>
          </table:table-cell>
          <table:table-cell table:style-name="ce42" table:formula="of:=([.G43]*[.J43])" office:value-type="currency" office:currency="USD" office:value="2.52">
            <text:p>$2.52</text:p>
          </table:table-cell>
          <table:table-cell table:style-name="ce42" table:formula="of:=([.A43]*[.J43])" office:value-type="currency" office:currency="USD" office:value="2.142">
            <text:p>$2.1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6" office:value-type="string">
            <text:p>R8,9,10,47,48,49,50,51,52,53,56,61,66,67,72</text:p>
          </table:table-cell>
          <table:table-cell table:style-name="ce3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5">
            <text:p>15</text:p>
          </table:table-cell>
          <table:table-cell table:style-name="ce24" office:value-type="float" office:value="15">
            <text:p>15</text:p>
          </table:table-cell>
          <table:table-cell table:style-name="ce33" office:value-type="string">
            <text:p><text:a xlink:href="http://search.digikey.com/us/en/products/RNMF14FTC2K40/S2.4KCACT-ND/2617482">S2.4KCACT-ND</text:a></text:p>
          </table:table-cell>
          <table:table-cell table:style-name="ce42" office:value-type="currency" office:currency="USD" office:value="0.14">
            <text:p>$0.14</text:p>
          </table:table-cell>
          <table:table-cell table:style-name="ce42" table:formula="of:=([.G44]*[.J44])" office:value-type="currency" office:currency="USD" office:value="2.1">
            <text:p>$2.10</text:p>
          </table:table-cell>
          <table:table-cell table:style-name="ce42" table:formula="of:=([.A44]*[.J44])" office:value-type="currency" office:currency="USD" office:value="2.1">
            <text:p>$2.1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7" office:value-type="string">
            <text:p>R15,26,27,28,32,33,34,58,65</text:p>
          </table:table-cell>
          <table:table-cell table:style-name="ce3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24" office:value-type="float" office:value="10">
            <text:p>10</text:p>
          </table:table-cell>
          <table:table-cell table:style-name="ce35" office:value-type="string">
            <text:p><text:a xlink:href="http://search.digikey.com/us/en/products/RNMF14FTC470R/S470CACT-ND/2617506">S470CACT-ND</text:a></text:p>
          </table:table-cell>
          <table:table-cell table:style-name="ce42" office:value-type="currency" office:currency="USD" office:value="0.14">
            <text:p>$0.14</text:p>
          </table:table-cell>
          <table:table-cell table:style-name="ce42" table:formula="of:=([.G45]*[.J45])" office:value-type="currency" office:currency="USD" office:value="1.4">
            <text:p>$1.40</text:p>
          </table:table-cell>
          <table:table-cell table:style-name="ce42" table:formula="of:=([.A45]*[.J45])" office:value-type="currency" office:currency="USD" office:value="1.4">
            <text:p>$1.4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R20,23</text:p>
          </table:table-cell>
          <table:table-cell table:style-name="ce13" office:value-type="string">
            <text:p>5k</text:p>
          </table:table-cell>
          <table:table-cell table:style-name="ce17" office:value-type="string">
            <text:p>RES 5.0K OHM 1W 5% Wire Wound AXIAL</text:p>
          </table:table-cell>
          <table:table-cell table:style-name="ce21" office:value-type="string">
            <text:p>Not Needed for Hall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6" office:value-type="string">
            <text:p><text:a xlink:href="http://search.digikey.com/us/en/products/ALSR015K000JE12/ALSR1J-5.0K-ND/257101">ALSR1J-5.0K-ND</text:a></text:p>
          </table:table-cell>
          <table:table-cell table:style-name="ce43" office:value-type="currency" office:currency="USD" office:value="1.86">
            <text:p>$1.86</text:p>
          </table:table-cell>
          <table:table-cell table:style-name="ce43" table:formula="of:=([.G46]*[.J46])" office:value-type="currency" office:currency="USD" office:value="0">
            <text:p>$0.00</text:p>
          </table:table-cell>
          <table:table-cell table:style-name="ce43" table:formula="of:=([.H46]*[.J46])" office:value-type="currency" office:currency="USD" office:value="0">
            <text:p>$0.0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office:value-type="string">
            <text:p>R24,25,31</text:p>
          </table:table-cell>
          <table:table-cell table:style-name="ce3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30" office:value-type="string">
            <text:p><text:a xlink:href="http://search.digikey.com/us/en/products/RC55Y-2K49BI/985-1047-1-ND/2401912">985-1047-1-ND</text:a></text:p>
          </table:table-cell>
          <table:table-cell table:style-name="ce42" office:value-type="currency" office:currency="USD" office:value="1.29">
            <text:p>$1.29</text:p>
          </table:table-cell>
          <table:table-cell table:style-name="ce42" table:formula="of:=([.G47]*[.J47])" office:value-type="currency" office:currency="USD" office:value="3.87">
            <text:p>$3.87</text:p>
          </table:table-cell>
          <table:table-cell table:style-name="ce42" table:formula="of:=([.A47]*[.J47])" office:value-type="currency" office:currency="USD" office:value="3.87">
            <text:p>$3.87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29</text:p>
          </table:table-cell>
          <table:table-cell table:style-name="ce3" office:value-type="string">
            <text:p>3.9k</text:p>
          </table:table-cell>
          <table:table-cell table:style-name="ce18" office:value-type="string">
            <text:p>RES 3.9K OHM 1/4W 0.1% METAL FILM AX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24" office:value-type="float" office:value="10">
            <text:p>10</text:p>
          </table:table-cell>
          <table:table-cell table:style-name="ce30" office:value-type="string">
            <text:p><text:a xlink:href="http://search.digikey.com/us/en/products/MFP-25BRD52-3K9/3.9KADCT-ND/2059137">3.9KADCT-ND</text:a></text:p>
          </table:table-cell>
          <table:table-cell table:style-name="ce42" office:value-type="currency" office:currency="USD" office:value="0.437">
            <text:p>$0.44</text:p>
          </table:table-cell>
          <table:table-cell table:style-name="ce42" table:formula="of:=([.G48]*[.J48])" office:value-type="currency" office:currency="USD" office:value="4.37">
            <text:p>$4.37</text:p>
          </table:table-cell>
          <table:table-cell table:style-name="ce42" table:formula="of:=([.A48]*[.J48])" office:value-type="currency" office:currency="USD" office:value="0.437">
            <text:p>$0.4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30</text:p>
          </table:table-cell>
          <table:table-cell table:style-name="ce3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24" office:value-type="float" office:value="10">
            <text:p>10</text:p>
          </table:table-cell>
          <table:table-cell table:style-name="ce30" office:value-type="string">
            <text:p><text:a xlink:href="http://search.digikey.com/us/en/products/MFP-25BRD52-1K/1KADCT-ND/2059121">1KADCT-ND</text:a></text:p>
          </table:table-cell>
          <table:table-cell table:style-name="ce42" office:value-type="currency" office:currency="USD" office:value="0.437">
            <text:p>$0.44</text:p>
          </table:table-cell>
          <table:table-cell table:style-name="ce42" table:formula="of:=([.G49]*[.J49])" office:value-type="currency" office:currency="USD" office:value="4.37">
            <text:p>$4.37</text:p>
          </table:table-cell>
          <table:table-cell table:style-name="ce42" table:formula="of:=([.A49]*[.J49])" office:value-type="currency" office:currency="USD" office:value="0.437">
            <text:p>$0.4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6" office:value-type="string">
            <text:p>R35,36,37,38,39,40,63,68,69,73</text:p>
          </table:table-cell>
          <table:table-cell table:style-name="ce3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24" office:value-type="float" office:value="10">
            <text:p>10</text:p>
          </table:table-cell>
          <table:table-cell table:style-name="ce33" office:value-type="string">
            <text:p><text:a xlink:href="http://search.digikey.com/us/en/products/MFR-25FBF-100K/100KXBK-ND/13473">100KXBK-ND</text:a></text:p>
          </table:table-cell>
          <table:table-cell table:style-name="ce42" office:value-type="currency" office:currency="USD" office:value="0.126">
            <text:p>$0.13</text:p>
          </table:table-cell>
          <table:table-cell table:style-name="ce42" table:formula="of:=([.G50]*[.J50])" office:value-type="currency" office:currency="USD" office:value="1.26">
            <text:p>$1.26</text:p>
          </table:table-cell>
          <table:table-cell table:style-name="ce42" table:formula="of:=([.A50]*[.J50])" office:value-type="currency" office:currency="USD" office:value="1.26">
            <text:p>$1.26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55</text:p>
          </table:table-cell>
          <table:table-cell table:style-name="ce3" office:value-type="string">
            <text:p>2k</text:p>
          </table:table-cell>
          <table:table-cell table:style-name="ce2" office:value-type="string">
            <text:p>RES METAL FILM 1/4W 2K OHM 1% AXIA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3" office:value-type="string">
            <text:p><text:a xlink:href="http://search.digikey.com/us/en/products/RNMF14FTC2K00/S2KCACT-ND/2617814">S2KCACT-ND</text:a></text:p>
          </table:table-cell>
          <table:table-cell table:style-name="ce42" office:value-type="currency" office:currency="USD" office:value="0.14">
            <text:p>$0.14</text:p>
          </table:table-cell>
          <table:table-cell table:style-name="ce42" table:formula="of:=([.G51]*[.J51])" office:value-type="currency" office:currency="USD" office:value="0.14">
            <text:p>$0.14</text:p>
          </table:table-cell>
          <table:table-cell table:style-name="ce42" table:formula="of:=([.A51]*[.J51])" office:value-type="currency" office:currency="USD" office:value="0.14">
            <text:p>$0.1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62</text:p>
          </table:table-cell>
          <table:table-cell table:style-name="ce3" office:value-type="string">
            <text:p>1M</text:p>
          </table:table-cell>
          <table:table-cell table:style-name="ce2" office:value-type="string">
            <text:p>RES METAL FILM 1/4W 1M OHM 1% AXIA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3" office:value-type="string">
            <text:p><text:a xlink:href="http://search.digikey.com/us/en/products/RNF14FTD1M00/RNF14FTD1M00CT-ND/1975201">RNF14FTD1M00CT-ND</text:a></text:p>
          </table:table-cell>
          <table:table-cell table:style-name="ce42" office:value-type="currency" office:currency="USD" office:value="0.15">
            <text:p>$0.15</text:p>
          </table:table-cell>
          <table:table-cell table:style-name="ce42" table:formula="of:=([.G52]*[.J52])" office:value-type="currency" office:currency="USD" office:value="0.15">
            <text:p>$0.15</text:p>
          </table:table-cell>
          <table:table-cell table:style-name="ce42" table:formula="of:=([.A52]*[.J52])" office:value-type="currency" office:currency="USD" office:value="0.15">
            <text:p>$0.15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10"/>
          <table:table-cell table:style-name="ce2" table:number-columns-repeated="2"/>
          <table:table-cell table:style-name="ce20"/>
          <table:table-cell table:style-name="ce2" table:number-columns-repeated="3"/>
          <table:table-cell table:style-name="ce26"/>
          <table:table-cell table:style-name="ce2" table:number-columns-repeated="3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/>
          <table:table-cell table:style-name="ce10" office:value-type="string">
            <text:p>ICs</text:p>
          </table:table-cell>
          <table:table-cell table:style-name="ce2" table:number-columns-repeated="2"/>
          <table:table-cell table:style-name="ce20"/>
          <table:table-cell table:style-name="ce2" table:number-columns-repeated="3"/>
          <table:table-cell table:style-name="ce26"/>
          <table:table-cell table:style-name="ce2" table:number-columns-repeated="3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1</text:p>
          </table:table-cell>
          <table:table-cell table:style-name="ce3" office:value-type="string">
            <text:p>MC9S12XDP512</text:p>
          </table:table-cell>
          <table:table-cell table:style-name="ce2" office:value-type="string">
            <text:p>IC MCU 512K FLASH 112-LQFP MC9S12XDP512VAL</text:p>
          </table:table-cell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1" office:value-type="string">
            <text:p><text:a xlink:href="http://search.digikey.com/us/en/products/MC9S12XDP512VAL/MC9S12XDP512VAL-ND/1167904">MC9S12XDP512VAL-ND</text:a></text:p>
          </table:table-cell>
          <table:table-cell table:style-name="ce42" office:value-type="currency" office:currency="USD" office:value="22.43">
            <text:p>$22.43</text:p>
          </table:table-cell>
          <table:table-cell table:style-name="ce42" table:formula="of:=([.G55]*[.J55])" office:value-type="currency" office:currency="USD" office:value="0">
            <text:p>$0.00</text:p>
          </table:table-cell>
          <table:table-cell table:style-name="ce42" table:formula="of:=([.A55]*[.J55])" office:value-type="currency" office:currency="USD" office:value="22.43">
            <text:p>$22.43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U2,3</text:p>
          </table:table-cell>
          <table:table-cell table:style-name="ce3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19" office:value-type="string">
            <text:p>TO-22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37" office:value-type="string">
            <text:p><text:a xlink:href="http://search.digikey.com/us/en/products/LM2937ET-5.0%2FNOPB/LM2937ET-5.0-ND/212651">LM2937ET-5.0-ND</text:a></text:p>
          </table:table-cell>
          <table:table-cell table:style-name="ce42" office:value-type="currency" office:currency="USD" office:value="1.61">
            <text:p>$1.61</text:p>
          </table:table-cell>
          <table:table-cell table:style-name="ce42" table:formula="of:=([.G56]*[.J56])" office:value-type="currency" office:currency="USD" office:value="0">
            <text:p>$0.00</text:p>
          </table:table-cell>
          <table:table-cell table:style-name="ce42" table:formula="of:=([.A56]*[.J56])" office:value-type="currency" office:currency="USD" office:value="3.22">
            <text:p>$3.22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4</text:p>
          </table:table-cell>
          <table:table-cell table:style-name="ce3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19" office:value-type="string">
            <text:p>16-QSOP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8" office:value-type="string">
            <text:p><text:a xlink:href="http://search.digikey.com/us/en/products/MAX9926UAEE%2B/MAX9926UAEE%2B-ND/2062014">MAX9926UAEE+-ND</text:a></text:p>
          </table:table-cell>
          <table:table-cell table:style-name="ce42" office:value-type="currency" office:currency="USD" office:value="3.39">
            <text:p>$3.39</text:p>
          </table:table-cell>
          <table:table-cell table:style-name="ce42" table:formula="of:=([.G57]*[.J57])" office:value-type="currency" office:currency="USD" office:value="0">
            <text:p>$0.00</text:p>
          </table:table-cell>
          <table:table-cell table:style-name="ce42" table:formula="of:=([.A57]*[.J57])" office:value-type="currency" office:currency="USD" office:value="3.39">
            <text:p>$3.39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5</text:p>
          </table:table-cell>
          <table:table-cell table:style-name="ce3" office:value-type="string">
            <text:p>74LS86</text:p>
          </table:table-cell>
          <table:table-cell table:style-name="ce2" office:value-type="string">
            <text:p>SN74HC86NIC QUAD 2-IN EX-OR GATE 14-DIP </text:p>
          </table:table-cell>
          <table:table-cell table:style-name="ce19" office:value-type="string">
            <text:p>14-DIP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1" office:value-type="string">
            <text:p><text:a xlink:href="http://search.digikey.com/us/en/products/SN74HC86N/296-8375-5-ND/376842">296-8375-5-ND</text:a></text:p>
          </table:table-cell>
          <table:table-cell table:style-name="ce42" office:value-type="currency" office:currency="USD" office:value="0.43">
            <text:p>$0.43</text:p>
          </table:table-cell>
          <table:table-cell table:style-name="ce42" table:formula="of:=([.G58]*[.J58])" office:value-type="currency" office:currency="USD" office:value="0">
            <text:p>$0.00</text:p>
          </table:table-cell>
          <table:table-cell table:style-name="ce42" table:formula="of:=([.A58]*[.J58])" office:value-type="currency" office:currency="USD" office:value="0.43">
            <text:p>$0.43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6</text:p>
          </table:table-cell>
          <table:table-cell table:style-name="ce3" office:value-type="string">
            <text:p>MPX4100AP</text:p>
          </table:table-cell>
          <table:table-cell table:style-name="ce2" office:value-type="string">
            <text:p>MPX4100AP SENSOR ABS PRESS 15.2 PSI MAX</text:p>
          </table:table-cell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1" office:value-type="string">
            <text:p><text:a xlink:href="http://search.digikey.com/us/en/products/MPX4100AP/MPX4100AP-ND/464050">MPX4100AP-ND</text:a></text:p>
          </table:table-cell>
          <table:table-cell table:style-name="ce42" office:value-type="currency" office:currency="USD" office:value="15.84">
            <text:p>$15.84</text:p>
          </table:table-cell>
          <table:table-cell table:style-name="ce42" table:formula="of:=([.G59]*[.J59])" office:value-type="currency" office:currency="USD" office:value="0">
            <text:p>$0.00</text:p>
          </table:table-cell>
          <table:table-cell table:style-name="ce42" table:formula="of:=([.A59]*[.J59])" office:value-type="currency" office:currency="USD" office:value="15.84">
            <text:p>$15.8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7</text:p>
          </table:table-cell>
          <table:table-cell table:style-name="ce3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19" office:value-type="string">
            <text:p>28-SSOP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1" office:value-type="string">
            <text:p><text:a xlink:href="http://search.digikey.com/us/en/products/FT232RL-REEL/768-1007-1-ND/1836402">768-1007-1-ND</text:a></text:p>
          </table:table-cell>
          <table:table-cell table:style-name="ce42" office:value-type="currency" office:currency="USD" office:value="4.5">
            <text:p>$4.50</text:p>
          </table:table-cell>
          <table:table-cell table:style-name="ce42" table:formula="of:=([.G60]*[.J60])" office:value-type="currency" office:currency="USD" office:value="0">
            <text:p>$0.00</text:p>
          </table:table-cell>
          <table:table-cell table:style-name="ce42" table:formula="of:=([.A60]*[.J60])" office:value-type="currency" office:currency="USD" office:value="4.5">
            <text:p>$4.5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U8,9</text:p>
          </table:table-cell>
          <table:table-cell table:style-name="ce14" office:value-type="string">
            <text:p>PS2911-1-F3-A</text:p>
          </table:table-cell>
          <table:table-cell table:style-name="ce2" office:value-type="string">
            <text:p>OPTOISOLATOR 1CH HICTR SMD</text:p>
          </table:table-cell>
          <table:table-cell table:style-name="ce19" office:value-type="string">
            <text:p>4-SMD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30" office:value-type="string">
            <text:p><text:a xlink:href="http://search.digikey.com/us/en/products/PS2911-1-F3-A/PS2911-1ATR-ND/770596">PS2911-1ATR-ND</text:a></text:p>
          </table:table-cell>
          <table:table-cell table:style-name="ce42" office:value-type="currency" office:currency="USD" office:value="0.644">
            <text:p>$0.64</text:p>
          </table:table-cell>
          <table:table-cell table:style-name="ce42" table:formula="of:=([.G61]*[.J61])" office:value-type="currency" office:currency="USD" office:value="2.576">
            <text:p>$2.58</text:p>
          </table:table-cell>
          <table:table-cell table:style-name="ce42" table:formula="of:=([.A61]*[.J61])" office:value-type="currency" office:currency="USD" office:value="1.288">
            <text:p>$1.29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10"/>
          <table:table-cell table:style-name="ce2" table:number-columns-repeated="2"/>
          <table:table-cell table:style-name="ce20"/>
          <table:table-cell table:style-name="ce2" table:number-columns-repeated="3"/>
          <table:table-cell table:style-name="ce26"/>
          <table:table-cell table:style-name="ce2" table:number-columns-repeated="3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/>
          <table:table-cell table:style-name="ce10" office:value-type="string">
            <text:p>Crystal</text:p>
          </table:table-cell>
          <table:table-cell table:style-name="ce2" table:number-columns-repeated="2"/>
          <table:table-cell table:style-name="ce20"/>
          <table:table-cell table:style-name="ce2" table:number-columns-repeated="3"/>
          <table:table-cell table:style-name="ce26"/>
          <table:table-cell table:style-name="ce2" table:number-columns-repeated="3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X1</text:p>
          </table:table-cell>
          <table:table-cell table:style-name="ce3" office:value-type="string">
            <text:p>16.0MHz</text:p>
          </table:table-cell>
          <table:table-cell table:style-name="ce12" office:value-type="string">
            <text:p>CRYSTAL 16.000 MHZ 20PF 49US</text:p>
          </table:table-cell>
          <table:table-cell table:style-name="ce19" office:value-type="string">
            <text:p>HC-49U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1" office:value-type="string">
            <text:p><text:a xlink:href="http://search.digikey.com/us/en/products/ECS-160-20-4/X176-ND/83017">X176-ND</text:a></text:p>
          </table:table-cell>
          <table:table-cell table:style-name="ce42" office:value-type="currency" office:currency="USD" office:value="0.81">
            <text:p>$0.81</text:p>
          </table:table-cell>
          <table:table-cell table:style-name="ce42" table:formula="of:=([.G64]*[.J64])" office:value-type="currency" office:currency="USD" office:value="0">
            <text:p>$0.00</text:p>
          </table:table-cell>
          <table:table-cell table:style-name="ce42" table:formula="of:=([.A64]*[.J64])" office:value-type="currency" office:currency="USD" office:value="0.81">
            <text:p>$0.81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10"/>
          <table:table-cell table:style-name="ce2" table:number-columns-repeated="2"/>
          <table:table-cell table:style-name="ce20"/>
          <table:table-cell table:style-name="ce2" table:number-columns-repeated="2"/>
          <table:table-cell table:style-name="ce26" office:value-type="string">
            <text:p>Cost of Components to Manufacture</text:p>
          </table:table-cell>
          <table:table-cell table:style-name="ce26"/>
          <table:table-cell table:style-name="ce2" office:value-type="string">
            <text:p>US Dollars</text:p>
          </table:table-cell>
          <table:table-cell table:style-name="Default"/>
          <table:table-cell table:style-name="ce44" table:formula="of:=SUM([.L3:.L64])" office:value-type="currency" office:currency="USD" office:value="129.102">
            <text:p>$129.10</text:p>
          </table:table-cell>
          <table:table-cell table:style-name="ce45" office:value-type="string">
            <text:p>Not including shipping or sales tax</text:p>
          </table:table-cell>
          <table:table-cell table:style-name="ce10" table:number-columns-repeated="2"/>
          <table:table-cell table:style-name="Default" table:number-columns-repeated="1009"/>
        </table:table-row>
        <table:table-row table:style-name="ro1">
          <table:table-cell table:style-name="ce2"/>
          <table:table-cell table:style-name="ce10" office:value-type="string">
            <text:p>Printed Circuit Board</text:p>
          </table:table-cell>
          <table:table-cell table:style-name="ce2" table:number-columns-repeated="2"/>
          <table:table-cell table:style-name="ce20"/>
          <table:table-cell table:style-name="ce2" table:number-columns-repeated="2"/>
          <table:table-cell table:style-name="ce26" office:value-type="string">
            <text:p>Cost of Parts I need to order</text:p>
          </table:table-cell>
          <table:table-cell table:style-name="ce26"/>
          <table:table-cell table:style-name="ce2" office:value-type="string">
            <text:p>US Dollars</text:p>
          </table:table-cell>
          <table:table-cell table:style-name="ce44" table:formula="of:=SUM([.K3:.K64])" office:value-type="currency" office:currency="USD" office:value="69.366">
            <text:p>$69.37</text:p>
          </table:table-cell>
          <table:table-cell table:style-name="ce2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Jaguar PCB</text:p>
          </table:table-cell>
          <table:table-cell table:style-name="ce3" office:value-type="string">
            <text:p>Estimate ONLY</text:p>
          </table:table-cell>
          <table:table-cell table:style-name="ce3"/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1"/>
          <table:table-cell table:style-name="ce42" office:value-type="currency" office:currency="USD" office:value="50">
            <text:p>$50.00</text:p>
          </table:table-cell>
          <table:table-cell table:style-name="ce42" table:formula="of:=([.G67]*[.J67])" office:value-type="currency" office:currency="USD" office:value="0">
            <text:p>$0.00</text:p>
          </table:table-cell>
          <table:table-cell table:style-name="ce42" table:formula="of:=([.A67]*[.J67])" office:value-type="currency" office:currency="USD" office:value="50">
            <text:p>$50.0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3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42" table:number-columns-repeated="3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3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7" office:value-type="string">
            <text:p>Total of Materials:Cost to Manufacture</text:p>
          </table:table-cell>
          <table:table-cell table:style-name="Default"/>
          <table:table-cell table:style-name="ce24" office:value-type="string">
            <text:p>US Dollars</text:p>
          </table:table-cell>
          <table:table-cell table:style-name="ce42"/>
          <table:table-cell table:style-name="ce44" table:formula="of:=SUM([.L65:.L67])" office:value-type="currency" office:currency="USD" office:value="179.102">
            <text:p>$179.10</text:p>
          </table:table-cell>
          <table:table-cell table:style-name="ce45" office:value-type="string">
            <text:p>Not including shipping or sales tax</text:p>
          </table:table-cell>
          <table:table-cell table:style-name="ce6" table:number-columns-repeated="2"/>
          <table:table-cell table:number-columns-repeated="1009"/>
        </table:table-row>
        <table:table-row table:style-name="ro1" table:number-rows-repeated="13">
          <table:table-cell table:style-name="ce2"/>
          <table:table-cell table:style-name="ce10"/>
          <table:table-cell table:style-name="ce2" table:number-columns-repeated="2"/>
          <table:table-cell table:style-name="ce20"/>
          <table:table-cell table:style-name="ce2" table:number-columns-repeated="3"/>
          <table:table-cell table:style-name="ce26"/>
          <table:table-cell table:style-name="ce2" table:number-columns-repeated="3"/>
          <table:table-cell table:style-name="ce10" table:number-columns-repeated="3"/>
          <table:table-cell table:style-name="Default" table:number-columns-repeated="1009"/>
        </table:table-row>
        <table:table-row table:style-name="ro1" table:number-rows-repeated="18">
          <table:table-cell table:style-name="ce2"/>
          <table:table-cell table:style-name="Default"/>
          <table:table-cell table:style-name="ce15" table:number-columns-repeated="2"/>
          <table:table-cell table:style-name="ce22"/>
          <table:table-cell table:style-name="ce15" table:number-columns-repeated="3"/>
          <table:table-cell table:style-name="ce39"/>
          <table:table-cell table:style-name="ce15" table:number-columns-repeated="3"/>
          <table:table-cell table:style-name="Default" table:number-columns-repeated="101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2"/>
          <table:table-cell table:style-name="Default"/>
          <table:table-cell table:style-name="ce15" table:number-columns-repeated="2"/>
          <table:table-cell table:style-name="ce22"/>
          <table:table-cell table:style-name="ce15" table:number-columns-repeated="3"/>
          <table:table-cell table:style-name="ce39"/>
          <table:table-cell table:style-name="ce15" table:number-columns-repeated="3"/>
          <table:table-cell table:style-name="Default" table:number-columns-repeated="1012"/>
        </table:table-row>
        <table:table-row table:style-name="ro1" table:number-rows-repeated="37">
          <table:table-cell table:style-name="ce3"/>
          <table:table-cell table:number-columns-repeated="1023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94:Sheet1.AMJ104854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6">01/26/2012</text:date>, <text:time>13:4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creator>Andy </dc:creator>
    <dc:date>2012-01-26T13:46:34</dc:date>
    <meta:editing-cycles>202</meta:editing-cycles>
    <meta:editing-duration>PT29H20M11S</meta:editing-duration>
    <meta:document-statistic meta:table-count="1" meta:cell-count="596" meta:object-count="0"/>
  </office:meta>
</office:document-meta>
</file>